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8000000CA06BF5DFB.png"/>
  <manifest:file-entry manifest:media-type="image/png" manifest:full-path="Pictures/10000201000003F600000284842678F6.png"/>
  <manifest:file-entry manifest:media-type="image/png" manifest:full-path="Pictures/100002010000038E000001051D3EBBFE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pps07_5f_template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708bab" style:text-outline="false" fo:font-family="AusPROBE" style:font-pitch="variable" fo:font-size="48pt" fo:text-shadow="1pt 1pt" fo:font-weight="normal" style:font-size-asian="48pt" style:font-weight-asian="normal" style:font-size-complex="48pt" style:font-weight-complex="normal" style:font-relief="none"/>
    </style:style>
    <style:style style:name="P4" style:family="paragraph">
      <style:paragraph-properties fo:margin-left="0.6cm" fo:margin-right="0cm" fo:text-indent="-0.6cm"/>
    </style:style>
    <style:style style:name="T1" style:family="text">
      <style:text-properties fo:color="#708bab" style:text-outline="false" fo:font-family="AusPROBE" style:font-pitch="variable" fo:font-size="48pt" fo:text-shadow="1pt 1pt" fo:font-weight="normal" style:font-size-asian="48pt" style:font-weight-asian="normal" style:font-size-complex="48pt" style:font-weight-complex="normal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ps07_5f_template">
        <office:forms form:automatic-focus="false" form:apply-design-mode="false"/>
        <draw:frame draw:style-name="gr1" draw:text-style-name="P1" draw:layer="layout" svg:width="27.999cm" svg:height="8.029cm" svg:x="0cm" svg:y="0cm">
          <draw:image xlink:href="Pictures/100002010000038E000001051D3EBBFE.png" xlink:type="simple" xlink:show="embed" xlink:actuate="onLoad">
            <text:p text:style-name="P2"/>
          </draw:image>
        </draw:frame>
        <draw:frame draw:style-name="gr1" draw:text-style-name="P1" draw:layer="layout" svg:width="21.163cm" svg:height="7.124cm" svg:x="6.837cm" svg:y="13.876cm">
          <draw:image xlink:href="Pictures/1000020100000258000000CA06BF5DFB.png" xlink:type="simple" xlink:show="embed" xlink:actuate="onLoad">
            <text:p text:style-name="P2"/>
          </draw:image>
        </draw:frame>
        <draw:frame draw:style-name="gr2" draw:text-style-name="P3" draw:layer="layout" svg:width="16.5cm" svg:height="2.143cm" svg:x="4.5cm" svg:y="3.296cm">
          <draw:text-box>
            <text:p text:style-name="P2"><text:span text:style-name="T1">Network Engine</text:span></text:p>
          </draw:text-box>
        </draw:frame>
        <draw:frame draw:style-name="gr1" draw:text-style-name="P1" draw:layer="layout" svg:width="21cm" svg:height="13.33cm" svg:x="1cm" svg:y="5.67cm">
          <draw:image xlink:href="Pictures/10000201000003F600000284842678F6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ps07_5f_template-title" style:display-name="pps07_template-title" style:family="presentation">
      <style:graphic-properties draw:stroke="none" draw:fill="none" draw:textarea-vertical-align="middle">
        <text:list-style style:name="pps07_5f_5f_5f_template-title" style:display-name="pps07_5f_templat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ps07_5f_template-subtitle" style:display-name="pps07_template-subtitle" style:family="presentation">
      <style:graphic-properties draw:stroke="none" draw:fill="none" draw:textarea-vertical-align="middle">
        <text:list-style style:name="pps07_5f_5f_5f_template-subtitle" style:display-name="pps07_5f_templat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ps07_5f_template-background" style:display-name="pps07_templat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ps07_5f_template-backgroundobjects" style:display-name="pps07_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ps07_5f_template-notes" style:display-name="pps07_template-notes" style:family="presentation">
      <style:graphic-properties draw:stroke="none" draw:fill="none">
        <text:list-style style:name="pps07_5f_5f_5f_template-notes" style:display-name="pps07_5f_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ps07_5f_template-outline1" style:display-name="pps07_template-outline1" style:family="presentation">
      <style:graphic-properties draw:stroke="none" draw:fill="none">
        <text:list-style style:name="pps07_5f_5f_5f_template-outline1" style:display-name="pps07_5f_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ps07_5f_template-outline2" style:display-name="pps07_template-outline2" style:family="presentation" style:parent-style-name="pps07_5f_templa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ps07_5f_template-outline3" style:display-name="pps07_template-outline3" style:family="presentation" style:parent-style-name="pps07_5f_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ps07_5f_template-outline4" style:display-name="pps07_template-outline4" style:family="presentation" style:parent-style-name="pps07_5f_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ps07_5f_template-outline5" style:display-name="pps07_template-outline5" style:family="presentation" style:parent-style-name="pps07_5f_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ps07_5f_template-outline6" style:display-name="pps07_template-outline6" style:family="presentation" style:parent-style-name="pps07_5f_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ps07_5f_template-outline7" style:display-name="pps07_template-outline7" style:family="presentation" style:parent-style-name="pps07_5f_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ps07_5f_template-outline8" style:display-name="pps07_template-outline8" style:family="presentation" style:parent-style-name="pps07_5f_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ps07_5f_template-outline9" style:display-name="pps07_template-outline9" style:family="presentation" style:parent-style-name="pps07_5f_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00000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pps07_5f_template-backgroundobjects">
      <style:graphic-properties draw:stroke="none" draw:fill="none" draw:fill-color="#ffffff" draw:auto-grow-height="false" fo:min-height="1.449cm"/>
    </style:style>
    <style:style style:name="pr2" style:family="presentation" style:parent-style-name="pps07_5f_template-backgroundobjects">
      <style:graphic-properties draw:stroke="none" draw:fill="none" draw:fill-color="#ffffff" draw:auto-grow-height="false" fo:min-height="1.485cm"/>
    </style:style>
    <style:style style:name="pr3" style:family="presentation" style:parent-style-name="pps07_5f_templat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m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ps07_5f_template" style:display-name="pps07_template" style:page-layout-name="PM1" draw:style-name="dp1">
      <draw:frame presentation:style-name="pps07_5f_template-title" draw:layer="backgroundobjects" svg:width="25.199cm" svg:height="3.506cm" svg:x="1.4cm" svg:y="0.837cm" presentation:class="title" presentation:placeholder="true">
        <draw:text-box/>
      </draw:frame>
      <draw:frame presentation:style-name="pps07_5f_templat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mer&gt;</text:page-number></text:span></text:p>
        </draw:text-box>
      </draw:frame>
      <presentation:notes style:page-layout-name="PM2">
        <draw:page-thumbnail presentation:style-name="pps07_5f_template-title" draw:layer="backgroundobjects" svg:width="14.848cm" svg:height="11.135cm" svg:x="3.075cm" svg:y="2.257cm" presentation:class="page"/>
        <draw:frame presentation:style-name="pps07_5f_templat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dc:title>pps07_template</dc:title>
    <meta:initial-creator>Benjamin Knecht</meta:initial-creator>
    <meta:creation-date>2007-12-13T01:01:41</meta:creation-date>
    <dc:date>2007-12-19T02:12:28</dc:date>
    <dc:language>de-CH</dc:language>
    <meta:editing-cycles>3</meta:editing-cycles>
    <meta:editing-duration>PT47M15S</meta:editing-duration>
    <meta:template xlink:type="simple" xlink:actuate="onRequest" xlink:href="/.openoffice.org2/user/template/pps07_template.otp" xlink:title="pps07_template" meta:date="2007-12-13T01:01:41"/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